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7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ToD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auablauf mit Pause te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icherung von bierdata test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i Bierdata-Speicherung bessere Lösung für Parameterübergabe von Strings finde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i speicherung von Bierelementen nicht Typbezeichnung verwend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 style:data-style-name="N2" text:time-value="17:52:03.1084919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8:06:28.240939039</meta:creation-date>
    <dc:date>2018-01-20T18:03:35.338647224</dc:date>
    <meta:editing-duration>PT12M19S</meta:editing-duration>
    <meta:editing-cycles>8</meta:editing-cycles>
    <meta:generator>LibreOffice/5.1.6.2$Linux_X86_64 LibreOffice_project/10m0$Build-2</meta:generator>
    <meta:document-statistic meta:table-count="1" meta:cell-count="18" meta:object-count="0"/>
  </office:meta>
</office:document-meta>
</file>